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oading cr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game cra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chma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ce policy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bat bal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rency los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ame items lo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l for insta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od Ga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od graphic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lance problem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ynchroniz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58:26.302544068</meta:creation-date>
    <dc:date>2018-03-07T17:50:11.738237487</dc:date>
    <meta:editing-duration>PT2H41M45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